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3.9903in" fo:margin-left="1.0125in" table:align="left" style:writing-mode="lr-tb"/>
    </style:style>
    <style:style style:name="Table1.A" style:family="table-column">
      <style:table-column-properties style:column-width="1.9438in"/>
    </style:style>
    <style:style style:name="Table1.B" style:family="table-column">
      <style:table-column-properties style:column-width="2.0465in"/>
    </style:style>
    <style:style style:name="Table1.1" style:family="table-row">
      <style:table-row-properties fo:keep-together="auto"/>
    </style:style>
    <style:style style:name="Table1.A1" style:family="table-cell">
      <style:table-cell-properties fo:padding="0.075in" fo:border-left="0.05pt solid #000000" fo:border-right="none" fo:border-top="0.05pt solid #000000" fo:border-bottom="0.05pt solid #000000"/>
    </style:style>
    <style:style style:name="Table1.B1" style:family="table-cell">
      <style:table-cell-properties fo:padding="0.075in" fo:border="0.05pt solid #000000"/>
    </style:style>
    <style:style style:name="Table1.A2" style:family="table-cell">
      <style:table-cell-properties fo:padding="0.075in" fo:border-left="0.05pt solid #000000" fo:border-right="none" fo:border-top="none" fo:border-bottom="0.05pt solid #000000"/>
    </style:style>
    <style:style style:name="Table1.B2" style:family="table-cell">
      <style:table-cell-properties fo:padding="0.075in" fo:border-left="0.05pt solid #000000" fo:border-right="0.05pt solid #000000" fo:border-top="none" fo:border-bottom="0.05pt solid #000000"/>
    </style:style>
    <style:style style:name="Table2" style:family="table">
      <style:table-properties style:width="4.7104in" fo:margin-left="0.8174in" table:align="left" style:writing-mode="lr-tb"/>
    </style:style>
    <style:style style:name="Table2.A" style:family="table-column">
      <style:table-column-properties style:column-width="1.1021in"/>
    </style:style>
    <style:style style:name="Table2.B" style:family="table-column">
      <style:table-column-properties style:column-width="3.6083in"/>
    </style:style>
    <style:style style:name="Table2.1" style:family="table-row">
      <style:table-row-properties fo:keep-together="auto"/>
    </style:style>
    <style:style style:name="Table2.A1" style:family="table-cell">
      <style:table-cell-properties fo:padding="0.075in" fo:border-left="0.05pt solid #000000" fo:border-right="none" fo:border-top="0.05pt solid #000000" fo:border-bottom="0.05pt solid #000000"/>
    </style:style>
    <style:style style:name="Table2.B1" style:family="table-cell">
      <style:table-cell-properties fo:padding="0.075in" fo:border="0.05pt solid #000000"/>
    </style:style>
    <style:style style:name="Table2.A2" style:family="table-cell">
      <style:table-cell-properties fo:padding="0.075in" fo:border-left="0.05pt solid #000000" fo:border-right="none" fo:border-top="none" fo:border-bottom="0.05pt solid #000000"/>
    </style:style>
    <style:style style:name="Table2.B2" style:family="table-cell">
      <style:table-cell-properties fo:padding="0.075in" fo:border-left="0.05pt solid #000000" fo:border-right="0.05pt solid #000000" fo:border-top="none" fo:border-bottom="0.05pt solid #000000"/>
    </style:style>
    <style:style style:name="Table3" style:family="table">
      <style:table-properties style:width="4.3292in" fo:margin-left="1.0125in" table:align="left" style:writing-mode="lr-tb"/>
    </style:style>
    <style:style style:name="Table3.A" style:family="table-column">
      <style:table-column-properties style:column-width="1.8417in"/>
    </style:style>
    <style:style style:name="Table3.B" style:family="table-column">
      <style:table-column-properties style:column-width="2.4875in"/>
    </style:style>
    <style:style style:name="Table3.1" style:family="table-row">
      <style:table-row-properties fo:keep-together="auto"/>
    </style:style>
    <style:style style:name="Table3.A1" style:family="table-cell">
      <style:table-cell-properties fo:padding="0.075in" fo:border-left="0.05pt solid #000000" fo:border-right="none" fo:border-top="0.05pt solid #000000" fo:border-bottom="0.05pt solid #000000"/>
    </style:style>
    <style:style style:name="Table3.B1" style:family="table-cell">
      <style:table-cell-properties fo:padding="0.075in" fo:border="0.05pt solid #000000"/>
    </style:style>
    <style:style style:name="Table3.A2" style:family="table-cell">
      <style:table-cell-properties fo:padding="0.075in" fo:border-left="0.05pt solid #000000" fo:border-right="none" fo:border-top="none" fo:border-bottom="0.05pt solid #000000"/>
    </style:style>
    <style:style style:name="Table3.B2" style:family="table-cell">
      <style:table-cell-properties fo:padding="0.075in" fo:border-left="0.05pt solid #000000" fo:border-right="0.05pt solid #000000" fo:border-top="none" fo:border-bottom="0.05pt solid #000000"/>
    </style:style>
    <style:style style:name="P1" style:family="paragraph" style:parent-style-name="Footer">
      <style:paragraph-properties fo:padding="0in" fo:border="none"/>
    </style:style>
    <style:style style:name="P2" style:family="paragraph" style:parent-style-name="Footer">
      <style:paragraph-properties fo:margin-left="0in" fo:margin-right="0.25in" fo:text-indent="0.25in" style:auto-text-indent="false"/>
    </style:style>
    <style:style style:name="P3" style:family="paragraph" style:parent-style-name="Standard">
      <style:text-properties fo:language="en" fo:country="US"/>
    </style:style>
    <style:style style:name="P4" style:family="paragraph" style:parent-style-name="Standard">
      <style:text-properties fo:font-size="10pt" fo:language="en" fo:country="US" fo:font-weight="bold" style:font-size-asian="10pt" style:font-weight-asian="bold" style:font-size-complex="10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end"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fo:language="en" fo:country="US" style:font-size-asian="14pt" style:font-size-complex="14pt"/>
    </style:style>
    <style:style style:name="P8" style:family="paragraph" style:parent-style-name="Standard">
      <style:text-properties fo:font-size="11pt" fo:language="en" fo:country="US" fo:font-weight="bold" style:font-size-asian="11pt" style:font-weight-asian="bold" style:font-size-complex="11pt" style:font-weight-complex="bold"/>
    </style:style>
    <style:style style:name="P9" style:family="paragraph" style:parent-style-name="Standard" style:list-style-name="WWNum3"/>
    <style:style style:name="P10" style:family="paragraph" style:parent-style-name="Standard" style:list-style-name="WWNum23"/>
    <style:style style:name="P11" style:family="paragraph" style:parent-style-name="Standard" style:list-style-name="WWNum25"/>
    <style:style style:name="P12" style:family="paragraph" style:parent-style-name="Standard" style:list-style-name="WWNum24"/>
    <style:style style:name="P13" style:family="paragraph" style:parent-style-name="Standard">
      <style:text-properties fo:language="en" fo:country="US"/>
    </style:style>
    <style:style style:name="P14" style:family="paragraph" style:parent-style-name="Standard">
      <style:text-properties fo:language="en" fo:country="US" officeooo:paragraph-rsid="0024f72c"/>
    </style:style>
    <style:style style:name="P15" style:family="paragraph" style:parent-style-name="Standard">
      <style:text-properties fo:font-size="11pt" fo:language="en" fo:country="US" fo:font-weight="bold" style:font-size-asian="11pt" style:font-weight-asian="bold" style:font-size-complex="11pt" style:font-weight-complex="bold"/>
    </style:style>
    <style:style style:name="P16" style:family="paragraph" style:parent-style-name="Standard">
      <style:text-properties fo:font-size="11pt" fo:language="en" fo:country="US" fo:font-weight="normal" style:font-size-asian="11pt" style:font-weight-asian="normal" style:font-size-complex="11pt" style:font-weight-complex="normal"/>
    </style:style>
    <style:style style:name="P17" style:family="paragraph" style:parent-style-name="Standard">
      <style:text-properties officeooo:paragraph-rsid="0024f72c" fo:background-color="#ff0000"/>
    </style:style>
    <style:style style:name="P18" style:family="paragraph" style:parent-style-name="Standard">
      <style:text-properties officeooo:paragraph-rsid="0025b59a" fo:background-color="#ff0000"/>
    </style:style>
    <style:style style:name="P19" style:family="paragraph" style:parent-style-name="Standard">
      <style:text-properties fo:font-weight="bold" officeooo:paragraph-rsid="0024f72c" style:font-weight-asian="bold" style:font-weight-complex="bold"/>
    </style:style>
    <style:style style:name="P20" style:family="paragraph" style:parent-style-name="Standard">
      <style:text-properties officeooo:paragraph-rsid="0024f72c"/>
    </style:style>
    <style:style style:name="P21" style:family="paragraph" style:parent-style-name="Standard">
      <style:text-properties officeooo:paragraph-rsid="0025b59a"/>
    </style:style>
    <style:style style:name="P22" style:family="paragraph" style:parent-style-name="Heading_20_1" style:master-page-name="Standard">
      <style:paragraph-properties style:page-number="auto"/>
    </style:style>
    <style:style style:name="P23" style:family="paragraph" style:parent-style-name="Heading_20_2" style:list-style-name="WWNum1"/>
    <style:style style:name="P24" style:family="paragraph" style:parent-style-name="Heading_20_2">
      <style:text-properties officeooo:paragraph-rsid="0025b59a"/>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208872" style:font-size-asian="10pt" style:font-weight-asian="bold" style:font-size-complex="10pt" style:font-weight-complex="bold"/>
    </style:style>
    <style:style style:name="T6" style:family="text">
      <style:text-properties fo:font-size="10pt" fo:language="en" fo:country="US" fo:font-weight="bold" style:font-size-asian="10pt" style:font-weight-asian="bold" style:font-size-complex="10pt" style:font-weight-complex="bold"/>
    </style:style>
    <style:style style:name="T7" style:family="text">
      <style:text-properties officeooo:rsid="0023227b"/>
    </style:style>
    <style:style style:name="T8" style:family="text">
      <style:text-properties officeooo:rsid="00233a72"/>
    </style:style>
    <style:style style:name="T9" style:family="text">
      <style:text-properties officeooo:rsid="0024f72c"/>
    </style:style>
    <style:style style:name="T10" style:family="text">
      <style:text-properties officeooo:rsid="0025b5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raktikum Maschinelle Übersetzung: Phrase Extraction <text:span text:style-name="T7">and Decoder</text:span></text:h>
      <text:p text:style-name="Standard"/>
      <text:p text:style-name="Standard">Um die Aufgaben auszuführen, können Sie ihre Daten in folgendem Verzeichnis speichern:</text:p>
      <text:p text:style-name="Standard"><text:tab/><text:span text:style-name="T1">/project/smtstud/ss17/systems/USERNAME/</text:span></text:p>
      <text:p text:style-name="P3"/>
      <text:p text:style-name="Standard">Wir werden die beiden asymmetrischen word alignments, die wir das letzte Mal trainiert haben, mit verschiedenen Kombinationsheuristiken kombinieren und jeweils einen Phrase Table extrahieren.</text:p>
      <text:p text:style-name="Standard"/>
      <text:p text:style-name="Standard">Für die Kombination der word alignments und zum Extrahieren der phrase tables verwenden wir das weit verbreitete SMT Toolkit <text:span text:style-name="T2">moses</text:span>. (http://www.statmt.org/moses/)</text:p>
      <text:p text:style-name="Standard"/>
      <text:p text:style-name="Standard">Wenn Sie die IBM word alignment models nicht in der letzten Praktikumsstunde trainiert haben, führen Sie das script: /project/smtstud/ss17/bin/copyGizaModels.sh in Ihrem Userverzeichnis aus.</text:p>
      <text:p text:style-name="Standard">Bitte melden Sie sich nach Abschluss jeder Aufgabe (oder ggf. Zwischenaufgabe), sodass wir ausschließen können, dass Sie mit fehlerhaften Dateien weitermachen.</text:p>
      <text:list xml:id="list7512488829510078386" text:style-name="WWNum1">
        <text:list-item>
          <text:h text:style-name="P23" text:outline-level="2">Kombinieren der Word Alignment Modelle</text:h>
        </text:list-item>
      </text:list>
      <text:p text:style-name="Standard"/>
      <text:p text:style-name="Standard">Das Kombinieren der beiden word alignment models aus dem GIZA++ Training wird im moses Training im Schritt 3 erledigt:</text:p>
      <text:p text:style-name="Standard"><text:a xlink:type="simple" xlink:href="http://www.statmt.org/moses/?n=FactoredTraining.AlignWords">http://www.statmt.org/moses/?n=FactoredTraining.AlignWords</text:a></text:p>
      <text:p text:style-name="Standard"/>
      <text:p text:style-name="Standard">Rufen Sie den Schritt 3 des moses Trainingsscript auf. Fügen Sie zu folgendem Programmaufruf den Parameter <text:span text:style-name="T3">--alignment</text:span> hinzu und generieren Sie drei kombinierte Alignments für die drei verschiedenen Kombinationsheuristiken: <text:span text:style-name="T3">grow-diag-final-and</text:span>, <text:span text:style-name="T3">intersection</text:span> und <text:span text:style-name="T3">union</text:span>. </text:p>
      <text:p text:style-name="Standard"/>
      <text:p text:style-name="P4">/project/smtstud/ss17/bin/giza/train-factored-phrase-model.PGIZA.Adapt.perl --root-dir . --corpus corpus/train.de-en.1-99 --f de --e en --first-step 3 --last-step 3</text:p>
      <text:p text:style-name="P3"/>
      <text:p text:style-name="Standard">Führen Sie den Programmaufruf in Ihrem Verzeichnis aus. Das moses Trainingsscript schreibt die resultierenden Alignments in das Unterverzeichnis model/. <text:s/>Die Dateinamen reflektieren die Kombinationsheuristik.</text:p>
      <text:p text:style-name="Standard"/>
      <text:p text:style-name="Standard">1.a) In den resultierenden Alignmentdateien (<text:span text:style-name="T3">model/aligned.grow-diag-final-and</text:span>, <text:span text:style-name="T3">model/aligned.intersection</text:span> und <text:span text:style-name="T3">model/aligned.union</text:span>) befindet sich ein Eintrag pro Wort-zu-Wort Link. Um die Gesamtzahl aller gesetzten Links zu erfahren, können Sie <text:span text:style-name="T3">wc -w &lt;file&gt;</text:span> verwenden.</text:p>
      <text:p text:style-name="Standard"/>
      <text:list xml:id="list4667201355458007312" text:style-name="WWNum3">
        <text:list-item>
          <text:p text:style-name="P9">Wie viele Alignmentlinks wurden jeweils gesetzt?</text:p>
        </text:list-item>
        <text:list-item>
          <text:p text:style-name="P9">Wie unterscheiden sich die drei Heuristiken und welchen Einfluss hat dies auf die Anzahl der generierten Links?</text:p>
        </text:list-item>
      </text:list>
      <text:p text:style-name="Standard"><text:soft-page-break/></text:p>
      <table:table table:name="Table1" table:style-name="Table1">
        <table:table-column table:style-name="Table1.A"/>
        <table:table-column table:style-name="Table1.B"/>
        <table:table-row table:style-name="Table1.1">
          <table:table-cell table:style-name="Table1.A1" office:value-type="string">
            <text:p text:style-name="Standard">Heuristik</text:p>
          </table:table-cell>
          <table:table-cell table:style-name="Table1.B1" office:value-type="string">
            <text:p text:style-name="Standard"># Links</text:p>
          </table:table-cell>
        </table:table-row>
        <table:table-row table:style-name="Table1.1">
          <table:table-cell table:style-name="Table1.A2" office:value-type="string">
            <text:p text:style-name="Standard">intersection</text:p>
          </table:table-cell>
          <table:table-cell table:style-name="Table1.B2" office:value-type="string">
            <text:p text:style-name="P5"/>
          </table:table-cell>
        </table:table-row>
        <table:table-row table:style-name="Table1.1">
          <table:table-cell table:style-name="Table1.A2" office:value-type="string">
            <text:p text:style-name="Standard">union</text:p>
          </table:table-cell>
          <table:table-cell table:style-name="Table1.B2" office:value-type="string">
            <text:p text:style-name="P5"/>
          </table:table-cell>
        </table:table-row>
        <table:table-row table:style-name="Table1.1">
          <table:table-cell table:style-name="Table1.A2" office:value-type="string">
            <text:p text:style-name="Standard">grow-diag-final-and</text:p>
          </table:table-cell>
          <table:table-cell table:style-name="Table1.B2" office:value-type="string">
            <text:p text:style-name="P5"/>
          </table:table-cell>
        </table:table-row>
      </table:table>
      <text:list xml:id="list111339159216776" text:continue-list="list7512488829510078386" text:style-name="WWNum1">
        <text:list-item>
          <text:h text:style-name="P23" text:outline-level="2">Phrase Extraction and Scoring</text:h>
        </text:list-item>
      </text:list>
      <text:p text:style-name="Standard"/>
      <text:p text:style-name="Standard">Die Phrasenpaare für das Übersetzungsmodell werden im moses Schritt 5 extrahiert und im Schritt 6 gescored. Das für das Scoring benötigte Lexikon wird in Schritt 4 erzeugt.</text:p>
      <text:p text:style-name="Standard">Schritt 5: <text:a xlink:type="simple" xlink:href="http://www.statmt.org/moses/?n=FactoredTraining.ExtractPhrases">http://www.statmt.org/moses/?n=FactoredTraining.ExtractPhrases</text:a></text:p>
      <text:p text:style-name="Standard">Schritt 6: <text:a xlink:type="simple" xlink:href="http://www.statmt.org/moses/?n=FactoredTraining.ScorePhrases">http://www.statmt.org/moses/?n=FactoredTraining.ScorePhrases</text:a></text:p>
      <text:p text:style-name="Standard"/>
      <text:p text:style-name="Standard">2.a) Führen Sie die Schritte 4 bis 6 zunächst für das mit grow-diag-final-and erzeugte Alignment aus: (Laufzeit ca. 10min)</text:p>
      <text:p text:style-name="Standard"/>
      <text:p text:style-name="P8">/project/smtstud/ss17/bin/giza/train-factored-phrase-model.PGIZA.Adapt.perl --root-dir . --corpus corpus/train.de-en.1-99 --f de --e en --alignment grow-diag-final-and <text:s/>--first-step 4 --last-step 6</text:p>
      <text:p text:style-name="P3"/>
      <text:p text:style-name="Standard">Sehen Sie sich den Inhalt des resultierenden Phrase Table <text:span text:style-name="T4">(zless model/phrase-table.0-0.gz)</text:span> einmal an.</text:p>
      <text:p text:style-name="Standard"/>
      <text:list xml:id="list6546856199205472573" text:style-name="WWNum23">
        <text:list-item>
          <text:p text:style-name="P10">Was steht in den ersten fünf Feldern (zwischen |||) jeder Zeile?<text:line-break/><text:a xlink:type="simple" xlink:href="http://www.statmt.org/moses/?n=FactoredTraining.ScorePhrases">http://www.statmt.org/moses/?n=FactoredTraining.ScorePhrases</text:a></text:p>
        </text:list-item>
      </text:list>
      <text:p text:style-name="Standard"/>
      <text:p text:style-name="Standard"/>
      <text:p text:style-name="Standard">2.b) Analysieren sie den Phrase Table mit dem script:</text:p>
      <text:p text:style-name="P4">zcat model/phrase-table.0-0.gz | python /project/smtstud/ss17/bin/countPPinPT.py</text:p>
      <text:p text:style-name="P3"/>
      <text:p text:style-name="Standard">Sehen Sie sich die erzeugte phrase pair Statistik an. Eine solche Statistik ist nützlich, um auf den ersten Blick zu sehen, ob im Training etwas schief gelaufen ist oder um Phrase Tables zu vergleichen.</text:p>
      <text:p text:style-name="Standard"/>
      <text:list xml:id="list111340158193197" text:continue-numbering="true" text:style-name="WWNum23">
        <text:list-item>
          <text:p text:style-name="P10">Warum sind die höchsten Einträge um die Diagonale der Tabelle?</text:p>
        </text:list-item>
        <text:list-item>
          <text:p text:style-name="P10">Was ist der Unterschied zwischen der ersten und der zweiten Statistik?</text:p>
        </text:list-item>
        <text:list-item>
          <text:p text:style-name="P10">Phrasen welcher Länge kommen in der ersten Statistik am häufigsten vor, welche in der zweiten und wieso?</text:p>
        </text:list-item>
      </text:list>
      <text:p text:style-name="Standard"/>
      <text:p text:style-name="Standard">2.c) Sehen Sie sich die möglichen Übersetzungen für drei Beispiele an:</text:p>
      <text:p text:style-name="Standard"/>
      <text:p text:style-name="P4">zcat <text:s/>model/phrase-table.0-0.gz | grep -P '^die Insel \|' | less</text:p>
      <text:p text:style-name="P4">zcat <text:s/>model/phrase-table.0-0.gz | grep -P '^Zimmer \|' | less</text:p>
      <text:p text:style-name="P4">zcat <text:s/>model/phrase-table.0-0.gz | grep -P '^, \|' | less</text:p>
      <text:p text:style-name="P3"/>
      <text:list xml:id="list5726203317091159549" text:style-name="WWNum25">
        <text:list-item>
          <text:p text:style-name="P11">Wie viele verschiedene Übersetzungen gibt es für „die Insel“, „Zimmer“ und das Komma? (Hinweis: <text:span text:style-name="T4">| wc -l</text:span> )</text:p>
        </text:list-item>
        <text:list-item>
          <text:p text:style-name="P11"><text:soft-page-break/>Halten Sie die Anzahl von Übersetzungen für das Komma für sinnvoll? Was kann man dagegen unternehmen?</text:p>
          <text:p text:style-name="P11"/>
        </text:list-item>
      </text:list>
      <table:table table:name="Table2" table:style-name="Table2">
        <table:table-column table:style-name="Table2.A"/>
        <table:table-column table:style-name="Table2.B"/>
        <table:table-row table:style-name="Table2.1">
          <table:table-cell table:style-name="Table2.A1" office:value-type="string">
            <text:p text:style-name="P3">phrase</text:p>
          </table:table-cell>
          <table:table-cell table:style-name="Table2.B1" office:value-type="string">
            <text:p text:style-name="P3"># translations</text:p>
          </table:table-cell>
        </table:table-row>
        <table:table-row table:style-name="Table2.1">
          <table:table-cell table:style-name="Table2.A2" office:value-type="string">
            <text:p text:style-name="P3">die Insel</text:p>
          </table:table-cell>
          <table:table-cell table:style-name="Table2.B2" office:value-type="string">
            <text:p text:style-name="P7"/>
          </table:table-cell>
        </table:table-row>
        <table:table-row table:style-name="Table2.1">
          <table:table-cell table:style-name="Table2.A2" office:value-type="string">
            <text:p text:style-name="P3">Zimmer</text:p>
          </table:table-cell>
          <table:table-cell table:style-name="Table2.B2" office:value-type="string">
            <text:p text:style-name="P7"/>
          </table:table-cell>
        </table:table-row>
        <table:table-row table:style-name="Table2.1">
          <table:table-cell table:style-name="Table2.A2" office:value-type="string">
            <text:p text:style-name="P3">,</text:p>
          </table:table-cell>
          <table:table-cell table:style-name="Table2.B2" office:value-type="string">
            <text:p text:style-name="P7"/>
          </table:table-cell>
        </table:table-row>
      </table:table>
      <text:p text:style-name="Standard">Benennen Sie den Phrase Table um und löschen Sie erzeugte Zwischendateien:</text:p>
      <text:p text:style-name="Standard"/>
      <text:p text:style-name="Standard"><text:span text:style-name="T4"><text:s text:c="8"/></text:span><text:span text:style-name="T6">mv model/phrase-table.0-0.gz model/phrase-table.0-0.grow-diag-final-and.gz</text:span></text:p>
      <text:p text:style-name="P4"><text:s text:c="8"/>rm model/extract.*</text:p>
      <text:p text:style-name="P4"><text:s text:c="8"/>rm model/lex.*</text:p>
      <text:p text:style-name="P4"><text:s text:c="8"/>rm model/phrase-table.0-0.stat.half.*</text:p>
      <text:p text:style-name="P4"/>
      <text:p text:style-name="P3"/>
      <text:p text:style-name="Standard">2.d) Erzeugen Sie nun nach demselben Muster jeweils einen Phrase Table für die beiden verbleibenden Alignmentheurisitken aus Aufgabe 1. (Vergessen Sie nicht, dazwischen die erzeugten Dateien wie oben umzubenennen und zu löschen.)</text:p>
      <text:p text:style-name="Standard"/>
      <text:p text:style-name="Standard">Vergleichen Sie die drei Phrase Tables:</text:p>
      <text:p text:style-name="Standard"/>
      <text:list xml:id="list44696547604722917" text:style-name="WWNum24">
        <text:list-item>
          <text:p text:style-name="P12">Wieviele Einträge haben die drei Phrase Tables?</text:p>
        </text:list-item>
        <text:list-item>
          <text:p text:style-name="P12">Wie verhalten sich diese Anzahlen zu den Anzahlen der Alignment Links aus Aufgabe 1 und weshalb?</text:p>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Standard">Phrase table</text:p>
          </table:table-cell>
          <table:table-cell table:style-name="Table3.B1" office:value-type="string">
            <text:p text:style-name="Standard"># entries</text:p>
          </table:table-cell>
        </table:table-row>
        <table:table-row table:style-name="Table3.1">
          <table:table-cell table:style-name="Table3.A2" office:value-type="string">
            <text:p text:style-name="Standard">intersection</text:p>
          </table:table-cell>
          <table:table-cell table:style-name="Table3.B2" office:value-type="string">
            <text:p text:style-name="P6"/>
          </table:table-cell>
        </table:table-row>
        <table:table-row table:style-name="Table3.1">
          <table:table-cell table:style-name="Table3.A2" office:value-type="string">
            <text:p text:style-name="Standard">union</text:p>
          </table:table-cell>
          <table:table-cell table:style-name="Table3.B2" office:value-type="string">
            <text:p text:style-name="P6"/>
          </table:table-cell>
        </table:table-row>
        <table:table-row table:style-name="Table3.1">
          <table:table-cell table:style-name="Table3.A2" office:value-type="string">
            <text:p text:style-name="Standard">grow-diag-final-and</text:p>
          </table:table-cell>
          <table:table-cell table:style-name="Table3.B2" office:value-type="string">
            <text:p text:style-name="P6"/>
          </table:table-cell>
        </table:table-row>
      </table:table>
      <text:list xml:id="list111339175232199" text:continue-list="list111339159216776" text:style-name="WWNum1">
        <text:list-item>
          <text:list>
            <text:list-header>
              <text:h text:style-name="P23" text:outline-level="2"/>
              <text:h text:style-name="P23" text:outline-level="2"><text:span text:style-name="T8">3. Decoder </text:span></text:h>
            </text:list-header>
          </text:list>
        </text:list-item>
      </text:list>
      <text:p text:style-name="Standard"/>
      <text:p text:style-name="P20">Der Decoder wird mittels einer Parameter-Datei konfiguriert. Kopieren Sie die Datei</text:p>
      <text:p text:style-name="P20">/project/smtstud/ss17/data/param/Initial.Param in Ihr Arbeitsverzeichnis.</text:p>
      <text:p text:style-name="P20">Um diese Parameter-Datei benutzen zu können müssen Sie einige Parameter-Einstellungen festlegen:</text:p>
      <text:p text:style-name="P19"/>
      <text:p text:style-name="P20"><text:span text:style-name="T2">SentenceList</text:span>: Hier geben Sie die Datei an, die die Sätze enthält, die übersetzt werden sollen. In unserem Fall ist es die zu Beginn erwähnte Datei smalltest.de (mit vollständigendem Pfad)</text:p>
      <text:p text:style-name="P20"><text:soft-page-break/>In der zu übersetzenden Datei muss jeweils pro Zeile ein Satz stehen.</text:p>
      <text:p text:style-name="P19"/>
      <text:p text:style-name="P20"><text:span text:style-name="T2">ReferenceList</text:span>: Für die Optimierung wird hier die Datei mit den Referenzen angegeben. Im Testfall haben wir keine Referenzen, deshalb geben wir hier einfach noch mal die gleiche Datei an.</text:p>
      <text:p text:style-name="P19"/>
      <text:p text:style-name="P20"><text:span text:style-name="T2">LMFile</text:span>: Hiermit wird das Language Model spezifiziert. Geben Sie hier Ihr bestes Sprachmodell aus dem Language Model Praktikum an. Falls Sie dies nicht mehr haben, verwenden sie folgendes Sprachmodell:</text:p>
      <text:p text:style-name="P20">/project/smtstud/ss17/models/train.de-en.1-99.en.4gram.no-cutoff34.srilm</text:p>
      <text:p text:style-name="P19"/>
      <text:p text:style-name="P20"><text:span text:style-name="T2">PhraseTableFileName</text:span>: Hier geben Sie die Phrasentabelle an. Verwenden Sie die Phrasentabelle aus der letzen Übung aus Aufgabe 2.</text:p>
      <text:p text:style-name="P20">Falls Sie diese nicht mehr haben, verwenden Sie folgende Phrasetabelle:</text:p>
      <text:p text:style-name="P14">/project/smtstud/ss17/models/phrase-table.0-0.grow-diag-final-and.pruned.sttk</text:p>
      <text:p text:style-name="P14"/>
      <text:p text:style-name="P20">Damit haben Sie ihre Parameter-Datei fertig gestellt. Erzeugen Sie nun die Übersetzungen mittels folgendem Programmaufruf und schauen Sie sich die Log-Datei an:</text:p>
      <text:p text:style-name="P14"><text:bookmark-start text:name="__DdeLink__2020_574092150"/>/project/smtstud/ss17/bin/TranslateMM.static<text:bookmark-end text:name="__DdeLink__2020_574092150"/> -f <text:s/>Initial.Param &gt; LogFile</text:p>
      <text:p text:style-name="P20"/>
      <text:p text:style-name="P20"/>
      <text:p text:style-name="P20">Die Datei ist folgendermaßen aufgebaut:</text:p>
      <text:p text:style-name="P20">Zunächst werden die Parametereinstellungen, die benutzt werden, angegeben.</text:p>
      <text:p text:style-name="P20">Danach werden die Modelle geladen und der Decoder initialisiert.</text:p>
      <text:p text:style-name="P20">Danach wird mit der Übersetzung begonnen.</text:p>
      <text:p text:style-name="P20">Aufgabe <text:span text:style-name="T9">3</text:span>.a)</text:p>
      <text:p text:style-name="P20">Auf welchen Wert wurde das Reordering Window gesetzt?</text:p>
      <text:p text:style-name="P20"/>
      <text:p text:style-name="P20"/>
      <text:p text:style-name="P20">Aufgabe <text:span text:style-name="T9">3</text:span>.b)</text:p>
      <text:p text:style-name="P20">Wie viele Einträge enthält die Phrasentabelle? Wie viele verschiedene Quell- und Zielphrasen tauchen in der Phrasentabelle auf?</text:p>
      <text:p text:style-name="P20"/>
      <text:p text:style-name="P20"/>
      <text:p text:style-name="P20"/>
      <text:p text:style-name="P20"/>
      <text:p text:style-name="P20"/>
      <text:p text:style-name="P20">Aufgabe <text:span text:style-name="T9">3</text:span>c)</text:p>
      <text:p text:style-name="P20">In der Zeile „Prepare Scaling Factors“ sind die Gewichte für die einzelnen Modelle des log-linearen Modells angegeben. Kurz darauf werden die Anfangsindizes der Gewichte für die einzelnen Modells angegeben (Zeile Start LMs und folgende). <text:s/>Dabei stehen die Abkürzungen für Language Model, Distortion Model, Wordcount Model, PhraseCount Model, Sentence Length Model und Translation Model.</text:p>
      <text:p text:style-name="P20"/>
      <text:p text:style-name="P20">Welche Gewichte werden für die einzelnen Modelle benutzt?</text:p>
      <text:p text:style-name="P20"/>
      <text:p text:style-name="P14"/>
      <text:p text:style-name="P14"/>
      <text:p text:style-name="P14"><text:soft-page-break/></text:p>
      <text:p text:style-name="P14"/>
      <text:p text:style-name="P14"/>
      <text:p text:style-name="P20"/>
      <text:p text:style-name="P20">Wieso ist das Gewicht für das Wordcount Modell negativ?</text:p>
      <text:p text:style-name="P20"/>
      <text:p text:style-name="P20"/>
      <text:p text:style-name="P20"/>
      <text:p text:style-name="P20"/>
      <text:p text:style-name="P20"/>
      <text:p text:style-name="P20">Wieso gibt es 4 Gewichte für das Translation Model?</text:p>
      <text:p text:style-name="P20"/>
      <text:p text:style-name="P20"/>
      <text:p text:style-name="P20"/>
      <text:p text:style-name="P20"/>
      <text:p text:style-name="P20"/>
      <text:p text:style-name="P20"/>
      <text:p text:style-name="P20"/>
      <text:p text:style-name="P20"/>
      <text:p text:style-name="P20"/>
      <text:p text:style-name="P20">Aufgabe <text:span text:style-name="T9">3</text:span>.d)</text:p>
      <text:p text:style-name="P17">Schauen Sie sich die Übersetzung für den letzten Satz genauer an. Wie wurde dieser Satz aus den vorhandenen Phrasenpaaren aufgebaut? Welcher Score wurde dieser Übersetzung zugewiesen?</text:p>
      <text:p text:style-name="P17"/>
      <text:p text:style-name="P17"/>
      <text:h text:style-name="P24" text:outline-level="2">4. Beam Size <text:span text:style-name="T10">(Zusatzaufgabe)</text:span>:</text:h>
      <text:p text:style-name="P21"/>
      <text:p text:style-name="P21">In dieser Aufgabe möchten wir die Auswirkungen der Größe des Beams auf die Laufzeit des Decoders betrachten. Dazu benutzen wir den Parameter BeamSize. Verwenden Sie die Parameter-Datei aus Aufgabe 1 und übersetzen Sie das Testset mit den Beamsizewerten 1, 10, 100 und vergleichen Sie die benötigte Zeit.</text:p>
      <text:p text:style-name="P21"/>
      <text:p text:style-name="P21"/>
      <text:p text:style-name="P21"/>
      <text:h text:style-name="P24" text:outline-level="2">5. Optimierung <text:span text:style-name="T10">(Zusatzaufgabe)</text:span></text:h>
      <text:p text:style-name="P21"/>
      <text:p text:style-name="P21">Wie in der Vorlesung erwähnt können wir die Gewichte für das log-linear Modell auf einem Development Set optimieren. Dazu benutzen wir folgdendes Development Set:</text:p>
      <text:p text:style-name="P21">/project/smtstud/ss17/data/dev/dev.btec.de.Final.sc</text:p>
      <text:p text:style-name="P21">/project/smtstud/ss17/data/dev/dev.btec.en.Final.sc</text:p>
      <text:p text:style-name="P21">Die deutsche Version wird mit dem Parameter SentenceList angegeben und die englische Version mit dem Parameter ReferenceList. </text:p>
      <text:p text:style-name="P21">Als Initiale Gewichte benutzen wir 1.0_0.5_-1.0_1.0_0.1_0.1_0.1_0.1 und aktivieren die Optimierung indem der Parameter MEROptimize auf 1 gesetzten wird.</text:p>
      <text:p text:style-name="P21"><text:soft-page-break/>Da die Optimierung länger dauern würde, können Sie sich direkt den entsprechenden Log-file unter folgendem Link anschauen:</text:p>
      <text:p text:style-name="P21">/project/smtstud/ss17/data/dev/Optimize.Log</text:p>
      <text:p text:style-name="P21"/>
      <text:p text:style-name="P21">Aufgabe 5a)</text:p>
      <text:p text:style-name="P21">Am Ende der Log-Datei sind die Ergebnisse zusammengefasst. Jede Zeile in der Tabelle entspricht einer Iteration. Die zweite Zahl gibt den BLEU Score an. Welcher BLEU-Score wurde in der ersten und letzten Iteration erreicht?</text:p>
      <text:p text:style-name="P21"/>
      <text:p text:style-name="P21"/>
      <text:p text:style-name="P21">Aufgabe 5b)</text:p>
      <text:p text:style-name="P21">Schauen Sie sich die Übersetzungen in den verschiedenen Iterationen für den 25. und 34. Satz an. Das können Sie am einfachsten mittels des Befehls:</text:p>
      <text:p text:style-name="P21">grep "TRANSLATION_RESULT_HYP *25 1" Optimize.Log</text:p>
      <text:p text:style-name="P18">grep "TRANSLATION_RESULT_HYP *34 1" Optimize.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Cambria1"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1pt" fo:language="en" fo:country="US" style:letter-kerning="true" style:font-name-asian="Cambria1"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de" fo:country="DE" style:font-size-asian="12pt" style:font-name-complex="Cambria1" style:font-family-complex="Cambri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with-next="always"/>
      <style:text-properties fo:color="#345a8a" style:font-name="Calibri" fo:font-family="Calibri" style:font-family-generic="roman" style:font-pitch="variable" fo:font-size="16pt" fo:font-weight="bold" style:font-name-asian="Times New Roman" style:font-family-asian="'Times New Roman'"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with-next="always"/>
      <style:text-properties fo:color="#4f81bd" style:font-name="Calibri" fo:font-family="Calibri"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List_20_Paragraph" style:display-name="List Paragraph" style:family="paragraph" style:parent-style-name="Standard"/>
    <style:style style:name="HTML_20_Preformatted" style:display-name="HTML Preformatted" style:family="paragraph" style:parent-style-name="Standard"/>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TML_20_Preformatted_20_Char" style:display-name="HTML Preformatted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fo:font-size="10pt" style:font-size-asian="10pt" style:font-name-complex="Symbol1" style:font-family-complex="Symbol" style:font-family-generic-complex="system" style:font-pitch-complex="variable" style:font-size-complex="10pt"/>
    </style:style>
    <style:style style:name="ListLabel_20_6" style:display-name="ListLabel 6" style:family="text">
      <style:text-properties fo:font-size="10pt" style:font-size-asian="10pt" style:font-name-complex="Courier New1" style:font-family-complex="'Courier New'" style:font-family-generic-complex="system" style:font-pitch-complex="variable" style:font-size-complex="10pt"/>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 text:bullet-char="-">
        <style:list-level-properties text:list-level-position-and-space-mode="label-alignment">
          <style:list-level-label-alignment text:label-followed-by="listtab" text:list-tab-stop-position="0.7417in" fo:text-indent="-0.25in" fo:margin-left="0.7417in"/>
        </style:list-level-properties>
        <style:text-properties fo:font-family="Cambria" style:font-family-generic="roman"/>
      </text:list-level-style-bullet>
      <text:list-level-style-bullet text:level="2" text:style-name="ListLabel_20_2"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25in" style:auto-text-indent="false"/>
    </style:style>
    <style:page-layout style:name="Mpm1">
      <style:page-layout-properties fo:page-width="8.2681in" fo:page-height="11.6929in" style:num-format="1" style:print-orientation="portrait" fo:margin-top="0.7874in" fo:margin-bottom="0.4925in" fo:margin-left="0.9453in" fo:margin-right="0.8661in" style:writing-mode="lr-tb" style:layout-grid-color="#c0c0c0" style:layout-grid-lines="26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165in" fo:margin-left="0in" fo:margin-right="0in" fo:margin-top="0.1772in"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footer-left>
        <text:p text:style-name="MP2"><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ktikum Maschinelle Übersetzung – Language Model</dc:title>
    <meta:initial-creator>Almut Silja Hildebrand</meta:initial-creator>
    <meta:editing-cycles>193</meta:editing-cycles>
    <meta:print-date>2017-06-06T11:05:16.672790800</meta:print-date>
    <meta:creation-date>2010-04-30T09:41:00</meta:creation-date>
    <dc:date>2017-06-06T11:13:39.007803588</dc:date>
    <meta:editing-duration>P4DT7H50M42S</meta:editing-duration>
    <meta:generator>LibreOffice/4.2.8.2$Linux_X86_64 LibreOffice_project/420m0$Build-2</meta:generator>
    <meta:document-statistic meta:table-count="3" meta:image-count="0" meta:object-count="0" meta:page-count="6" meta:paragraph-count="109" meta:word-count="1199" meta:character-count="9135" meta:non-whitespace-character-count="8029"/>
    <meta:template xlink:type="simple" xlink:actuate="onRequest" xlink:title="Normal_Wordconv.dotm" xlink:href=""/>
  </office:meta>
</office:document-meta>
</file>